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1.342cm"/>
    </style:style>
    <style:style style:name="co12" style:family="table-column">
      <style:table-column-properties fo:break-before="auto" style:column-width="1.697cm"/>
    </style:style>
    <style:style style:name="co13" style:family="table-column">
      <style:table-column-properties fo:break-before="auto" style:column-width="2.323cm"/>
    </style:style>
    <style:style style:name="co14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map style:condition="cell-content()=&quot;No&quot;" style:apply-style-name="Bad" style:base-cell-address="Sheet1.D2"/>
      <style:map style:condition="cell-content()=&quot;Yes&quot;" style:apply-style-name="Good" style:base-cell-address="Sheet1.D2"/>
    </style:style>
    <style:style style:name="ce7" style:family="table-cell" style:parent-style-name="Default" style:data-style-name="N99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map style:condition="cell-content()=&quot;No&quot;" style:apply-style-name="Bad" style:base-cell-address="Sheet1.D2"/>
      <style:map style:condition="cell-content()=&quot;Yes&quot;" style:apply-style-name="Good" style:base-cell-address="Sheet1.D2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map style:condition="cell-content()=&quot;No&quot;" style:apply-style-name="Bad" style:base-cell-address="Sheet1.D2"/>
      <style:map style:condition="cell-content()=&quot;Yes&quot;" style:apply-style-name="Good" style:base-cell-address="Sheet1.D2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map style:condition="cell-content()=&quot;No&quot;" style:apply-style-name="Bad" style:base-cell-address="Sheet1.D2"/>
      <style:map style:condition="cell-content()=&quot;Yes&quot;" style:apply-style-name="Good" style:base-cell-address="Sheet1.D2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" style:family="table-cell" style:parent-style-name="Default" style:data-style-name="N11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0" style:family="table-cell" style:parent-style-name="Default" style:data-style-name="N11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2" style:family="table-cell" style:parent-style-name="Default" style:data-style-name="N11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6" style:family="table-cell" style:parent-style-name="Neutral" style:data-style-name="N4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4" style:family="table-cell" style:parent-style-name="Neutral" style:data-style-name="N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5" style:family="table-cell" style:parent-style-name="Neutral" style:data-style-name="N4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8" style:family="table-cell" style:parent-style-name="Neutral" style:data-style-name="N4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</style:style>
    <style:style style:name="ce66" style:family="table-cell" style:parent-style-name="Default" style:data-style-name="N99">
      <style:table-cell-properties style:text-align-source="fix" style:repeat-content="false"/>
      <style:paragraph-properties fo:text-align="end" fo:margin-left="0cm"/>
      <style:text-properties fo:color="#ffffff"/>
    </style:style>
    <style:style style:name="ce67" style:family="table-cell" style:parent-style-name="Default" style:data-style-name="N99"/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8" style:family="table-cell" style:parent-style-name="Default" style:data-style-name="N11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2" style:family="table-cell" style:parent-style-name="Accent_20_3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map style:condition="cell-content-is-not-between(0,3)" style:apply-style-name="Warning" style:base-cell-address="Sheet1.K14"/>
    </style:style>
    <style:style style:name="ce83" style:family="table-cell" style:parent-style-name="Accent_20_3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map style:condition="cell-content-is-not-between(0,3)" style:apply-style-name="Warning" style:base-cell-address="Sheet1.K14"/>
    </style:style>
    <style:style style:name="ce85" style:family="table-cell" style:parent-style-name="Neutral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5" style:family="table-cell" style:parent-style-name="Neutral" style:data-style-name="N11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7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ee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9" style:family="table-cell" style:parent-style-name="Neutral" style:data-style-name="N4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none" fo:border-left="none" fo:border-right="0.74pt solid #000000" fo:border-top="0.74pt solid #000000"/>
    </style:style>
    <style:style style:name="ce63" style:family="table-cell" style:parent-style-name="Accent_20_3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64" style:family="table-cell" style:parent-style-name="Neutral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65" style:family="table-cell" style:parent-style-name="Neutral" style:data-style-name="N4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88" style:family="table-cell" style:parent-style-name="Default" style:data-style-name="N100"/>
    <style:style style:name="gr1" style:family="graphic">
      <style:graphic-properties draw:textarea-vertical-align="middle" style:protect="position siz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label="Raining?" form:input-required="false" form:linked-cell="Sheet1.J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HelpText" office:value-type="string" office:string-value="Is it raining on the bobber?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" form:id="control2" form:label="Sunlight?" form:input-required="false" form:linked-cell="Sheet1.M10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HelpText" office:value-type="string" office:string-value="Can the bobber see the sky? (Same as beacon)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23"/>
        <table:table-column table:style-name="co2" table:default-cell-style-name="ce3"/>
        <table:table-column table:style-name="co3" table:default-cell-style-name="ce18"/>
        <table:table-column table:style-name="co4" table:default-cell-style-name="ce6"/>
        <table:table-column table:style-name="co5" table:default-cell-style-name="ce3"/>
        <table:table-column table:style-name="co6" table:default-cell-style-name="ce11"/>
        <table:table-column table:style-name="co7" table:default-cell-style-name="ce36"/>
        <table:table-column table:style-name="co8" table:default-cell-style-name="ce3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ax lvl</text:p>
          </table:table-cell>
          <table:table-cell table:style-name="ce2" office:value-type="string" calcext:value-type="string">
            <text:p>Treasure</text:p>
          </table:table-cell>
          <table:table-cell table:style-name="ce2" office:value-type="string" calcext:value-type="string">
            <text:p>Weight</text:p>
          </table:table-cell>
          <table:table-cell table:style-name="ce2" office:value-type="string" calcext:value-type="string">
            <text:p>% Weight</text:p>
          </table:table-cell>
          <table:table-cell table:style-name="ce2" office:value-type="string" calcext:value-type="string">
            <text:p>Avg. time (M)</text:p>
          </table:table-cell>
          <table:table-cell table:style-name="ce2" office:value-type="string" calcext:value-type="string">
            <text:p>Avg. time (H)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12">
            <text:p>Armor</text:p>
          </table:table-cell>
          <table:table-cell office:value-type="string" calcext:value-type="string">
            <text:p>Respi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formula="of:=[.E2]/[.E$40]" office:value-type="percentage" office:value="0.0147058823529412" calcext:value-type="percentage">
            <text:p>1.47%</text:p>
          </table:table-cell>
          <table:table-cell table:formula="of:=[.$M$17]/[.F2]" office:value-type="float" office:value="447.368421052631" calcext:value-type="float">
            <text:p>447.37</text:p>
          </table:table-cell>
          <table:table-cell table:formula="of:=[.G2]/60" office:value-type="float" office:value="7.45614035087718" calcext:value-type="float">
            <text:p>7.46</text:p>
          </table:table-cell>
          <table:table-cell/>
          <table:table-cell table:style-name="ce33"/>
          <table:table-cell table:style-name="ce2" office:value-type="string" calcext:value-type="string">
            <text:p>LotS 0</text:p>
          </table:table-cell>
          <table:table-cell table:style-name="ce2" office:value-type="string" calcext:value-type="string">
            <text:p>LotS 1</text:p>
          </table:table-cell>
          <table:table-cell table:style-name="ce2" office:value-type="string" calcext:value-type="string">
            <text:p>LotS 2</text:p>
          </table:table-cell>
          <table:table-cell table:style-name="ce2" office:value-type="string" calcext:value-type="string">
            <text:p>LotS 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qua Affin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formula="of:=[.E3]/[.E$40]" office:value-type="percentage" office:value="0.0147058823529412" calcext:value-type="percentage">
            <text:p>1.47%</text:p>
          </table:table-cell>
          <table:table-cell table:formula="of:=[.$M$17]/[.F3]" office:value-type="float" office:value="447.368421052631" calcext:value-type="float">
            <text:p>447.37</text:p>
          </table:table-cell>
          <table:table-cell table:formula="of:=[.G3]/60" office:value-type="float" office:value="7.45614035087718" calcext:value-type="float">
            <text:p>7.46</text:p>
          </table:table-cell>
          <table:table-cell/>
          <table:table-cell table:style-name="ce45" office:value-type="string" calcext:value-type="string">
            <text:p>% Books:</text:p>
          </table:table-cell>
          <table:table-cell table:style-name="ce68" office:value-type="percentage" office:value="0.008" calcext:value-type="percentage">
            <text:p>0.80%</text:p>
          </table:table-cell>
          <table:table-cell table:style-name="ce68" office:value-type="percentage" office:value="0.012" calcext:value-type="percentage">
            <text:p>1.20%</text:p>
          </table:table-cell>
          <table:table-cell table:style-name="ce68" office:value-type="percentage" office:value="0.015" calcext:value-type="percentage">
            <text:p>1.50%</text:p>
          </table:table-cell>
          <table:table-cell table:style-name="ce68" office:value-type="percentage" office:value="0.019" calcext:value-type="percentage">
            <text:p>1.90%</text:p>
          </table:table-cell>
          <table:table-cell table:style-name="ce88"/>
        </table:table-row>
        <table:table-row table:style-name="ro1">
          <table:covered-table-cell/>
          <table:table-cell office:value-type="string" calcext:value-type="string">
            <text:p>Feather Fal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formula="of:=[.E4]/[.E$40]" office:value-type="percentage" office:value="0.0367647058823529" calcext:value-type="percentage">
            <text:p>3.68%</text:p>
          </table:table-cell>
          <table:table-cell table:formula="of:=[.$M$17]/[.F4]" office:value-type="float" office:value="178.947368421053" calcext:value-type="float">
            <text:p>178.95</text:p>
          </table:table-cell>
          <table:table-cell table:formula="of:=[.G4]/60" office:value-type="float" office:value="2.98245614035088" calcext:value-type="float">
            <text:p>2.98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Soul Spe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formula="of:=[.E5]/[.E$40]" office:value-type="percentage" office:value="0.00735294117647059" calcext:value-type="percentage">
            <text:p>0.74%</text:p>
          </table:table-cell>
          <table:table-cell table:formula="of:=[.$M$17]/[.F5]" office:value-type="float" office:value="894.736842105263" calcext:value-type="float">
            <text:p>894.74</text:p>
          </table:table-cell>
          <table:table-cell table:formula="of:=[.G5]/60" office:value-type="float" office:value="14.9122807017544" calcext:value-type="float">
            <text:p>14.91</text:p>
          </table:table-cell>
          <table:table-cell/>
          <table:table-cell table:style-name="ce39"/>
          <table:table-cell table:style-name="ce69" office:value-type="string" calcext:value-type="string">
            <text:p>Lure 0</text:p>
          </table:table-cell>
          <table:table-cell table:style-name="ce69" office:value-type="string" calcext:value-type="string">
            <text:p>Lure 1</text:p>
          </table:table-cell>
          <table:table-cell table:style-name="ce69" office:value-type="string" calcext:value-type="string">
            <text:p>Lure 2</text:p>
          </table:table-cell>
          <table:table-cell table:style-name="ce69" office:value-type="string" calcext:value-type="string">
            <text:p>Lure 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rost Wal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formula="of:=[.E6]/[.E$40]" office:value-type="percentage" office:value="0.0147058823529412" calcext:value-type="percentage">
            <text:p>1.47%</text:p>
          </table:table-cell>
          <table:table-cell table:formula="of:=[.$M$17]/[.F6]" office:value-type="float" office:value="447.368421052631" calcext:value-type="float">
            <text:p>447.37</text:p>
          </table:table-cell>
          <table:table-cell table:formula="of:=[.G6]/60" office:value-type="float" office:value="7.45614035087718" calcext:value-type="float">
            <text:p>7.46</text:p>
          </table:table-cell>
          <table:table-cell/>
          <table:table-cell table:style-name="ce47" office:value-type="string" calcext:value-type="string">
            <text:p>Min time:</text:p>
          </table:table-cell>
          <table:table-cell table:style-name="ce70" office:value-type="float" office:value="5" calcext:value-type="float">
            <text:p>5</text:p>
          </table:table-cell>
          <table:table-cell table:number-columns-repeated="3" table:style-name="ce70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epth Stri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formula="of:=[.E7]/[.E$40]" office:value-type="percentage" office:value="0.0147058823529412" calcext:value-type="percentage">
            <text:p>1.47%</text:p>
          </table:table-cell>
          <table:table-cell table:formula="of:=[.$M$17]/[.F7]" office:value-type="float" office:value="447.368421052631" calcext:value-type="float">
            <text:p>447.37</text:p>
          </table:table-cell>
          <table:table-cell table:formula="of:=[.G7]/60" office:value-type="float" office:value="7.45614035087718" calcext:value-type="float">
            <text:p>7.46</text:p>
          </table:table-cell>
          <table:table-cell/>
          <table:table-cell table:style-name="ce48" office:value-type="string" calcext:value-type="string">
            <text:p>Max time: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15" calcext:value-type="float">
            <text:p>1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ho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formula="of:=[.E8]/[.E$40]" office:value-type="percentage" office:value="0.00735294117647059" calcext:value-type="percentage">
            <text:p>0.74%</text:p>
          </table:table-cell>
          <table:table-cell table:formula="of:=[.$M$17]/[.F8]" office:value-type="float" office:value="894.736842105263" calcext:value-type="float">
            <text:p>894.74</text:p>
          </table:table-cell>
          <table:table-cell table:formula="of:=[.G8]/60" office:value-type="float" office:value="14.9122807017544" calcext:value-type="float">
            <text:p>14.91</text:p>
          </table:table-cell>
          <table:table-cell/>
          <table:table-cell table:style-name="ce49" office:value-type="string" calcext:value-type="string">
            <text:p>Avg. time:</text:p>
          </table:table-cell>
          <table:table-cell table:style-name="ce72" table:formula="of:=([.K6]+[.K7])/2" office:value-type="float" office:value="17.5" calcext:value-type="float">
            <text:p>17.5</text:p>
          </table:table-cell>
          <table:table-cell table:style-name="ce72" table:formula="of:=([.L6]+[.L7])/2" office:value-type="float" office:value="12.5" calcext:value-type="float">
            <text:p>12.5</text:p>
          </table:table-cell>
          <table:table-cell table:style-name="ce72" table:formula="of:=([.M6]+[.M7])/2" office:value-type="float" office:value="10" calcext:value-type="float">
            <text:p>10</text:p>
          </table:table-cell>
          <table:table-cell table:style-name="ce72" table:formula="of:=([.N6]+[.N7])/2" office:value-type="float" office:value="7.5" calcext:value-type="float">
            <text:p>7.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rote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formula="of:=[.E9]/[.E$40]" office:value-type="percentage" office:value="0.0735294117647059" calcext:value-type="percentage">
            <text:p>7.35%</text:p>
          </table:table-cell>
          <table:table-cell table:formula="of:=[.$M$17]/[.F9]" office:value-type="float" office:value="89.4736842105263" calcext:value-type="float">
            <text:p>89.47</text:p>
          </table:table-cell>
          <table:table-cell table:formula="of:=[.G9]/60" office:value-type="float" office:value="1.49122807017544" calcext:value-type="float">
            <text:p>1.49</text:p>
          </table:table-cell>
          <table:table-cell/>
          <table:table-cell table:style-name="ce46"/>
          <table:table-cell/>
          <table:table-cell table:style-name="ce57" table:number-columns-repeated="3"/>
          <table:table-cell/>
        </table:table-row>
        <table:table-row table:style-name="ro1">
          <table:covered-table-cell/>
          <table:table-cell office:value-type="string" calcext:value-type="string">
            <text:p>Fire Prote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formula="of:=[.E10]/[.E$40]" office:value-type="percentage" office:value="0.0367647058823529" calcext:value-type="percentage">
            <text:p>3.68%</text:p>
          </table:table-cell>
          <table:table-cell table:formula="of:=[.$M$17]/[.F10]" office:value-type="float" office:value="178.947368421053" calcext:value-type="float">
            <text:p>178.95</text:p>
          </table:table-cell>
          <table:table-cell table:formula="of:=[.G10]/60" office:value-type="float" office:value="2.98245614035088" calcext:value-type="float">
            <text:p>2.98</text:p>
          </table:table-cell>
          <table:table-cell/>
          <table:table-cell table:style-name="ce66" office:value-type="boolean" office:boolean-value="false" calcext:value-type="boolean">
            <text:p>FALSE</text:p>
            <draw:control table:end-cell-address="Sheet1.K10" table:end-x="0.006cm" table:end-y="0.451cm" draw:z-index="0" draw:style-name="gr1" draw:text-style-name="P1" svg:width="1.969cm" svg:height="0.451cm" svg:x="0.006cm" svg:y="0cm" draw:control="control1"/>
          </table:table-cell>
          <table:table-cell table:style-name="ce76" office:value-type="string" calcext:value-type="string">
            <text:p>x0.8</text:p>
          </table:table-cell>
          <table:table-cell/>
          <table:table-cell table:style-name="ce66" office:value-type="boolean" office:boolean-value="true" calcext:value-type="boolean">
            <text:p>TRUE</text:p>
            <draw:control table:end-cell-address="Sheet1.M10" table:end-x="2.323cm" table:end-y="0.451cm" draw:z-index="1" draw:style-name="gr1" draw:text-style-name="P1" svg:width="2.323cm" svg:height="0.451cm" svg:x="0cm" svg:y="0cm" draw:control="control2"/>
          </table:table-cell>
          <table:table-cell table:style-name="ce76" office:value-type="string" calcext:value-type="string">
            <text:p>x0.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rojectile Protection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formula="of:=[.E11]/[.E$40]" office:value-type="percentage" office:value="0.0367647058823529" calcext:value-type="percentage">
            <text:p>3.68%</text:p>
          </table:table-cell>
          <table:table-cell table:formula="of:=[.$M$17]/[.F11]" office:value-type="float" office:value="178.947368421053" calcext:value-type="float">
            <text:p>178.95</text:p>
          </table:table-cell>
          <table:table-cell table:formula="of:=[.G11]/60" office:value-type="float" office:value="2.98245614035088" calcext:value-type="float">
            <text:p>2.98</text:p>
          </table:table-cell>
          <table:table-cell/>
          <table:table-cell table:style-name="ce67"/>
          <table:table-cell table:number-columns-repeated="2"/>
          <table:table-cell table:style-name="ce67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last Prote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formula="of:=[.E12]/[.E$40]" office:value-type="percentage" office:value="0.0147058823529412" calcext:value-type="percentage">
            <text:p>1.47%</text:p>
          </table:table-cell>
          <table:table-cell table:formula="of:=[.$M$17]/[.F12]" office:value-type="float" office:value="447.368421052631" calcext:value-type="float">
            <text:p>447.37</text:p>
          </table:table-cell>
          <table:table-cell table:formula="of:=[.G12]/60" office:value-type="float" office:value="7.45614035087718" calcext:value-type="float">
            <text:p>7.46</text:p>
          </table:table-cell>
          <table:table-cell/>
          <table:table-cell table:style-name="ce47" office:value-type="string" calcext:value-type="string">
            <text:p>LotS (0-3):</text:p>
          </table:table-cell>
          <table:table-cell table:style-name="ce82" office:value-type="float" office:value="3" calcext:value-type="float">
            <text:p>3</text:p>
          </table:table-cell>
          <table:table-cell/>
          <table:table-cell table:style-name="ce58" office:value-type="string" calcext:value-type="string" table:number-columns-spanned="2" table:number-rows-spanned="1">
            <text:p>Legend</text:p>
          </table:table-cell>
          <table:covered-table-cell table:style-name="ce62"/>
          <table:table-cell/>
        </table:table-row>
        <table:table-row table:style-name="ro1">
          <table:covered-table-cell table:style-name="ce14"/>
          <table:table-cell office:value-type="string" calcext:value-type="string">
            <text:p>Curse of Bin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formula="of:=[.E13]/[.E$40]" office:value-type="percentage" office:value="0.00735294117647059" calcext:value-type="percentage">
            <text:p>0.74%</text:p>
          </table:table-cell>
          <table:table-cell table:style-name="ce34" table:formula="of:=[.$M$17]/[.F13]" office:value-type="float" office:value="894.736842105263" calcext:value-type="float">
            <text:p>894.74</text:p>
          </table:table-cell>
          <table:table-cell table:formula="of:=[.G13]/60" office:value-type="float" office:value="14.9122807017544" calcext:value-type="float">
            <text:p>14.91</text:p>
          </table:table-cell>
          <table:table-cell/>
          <table:table-cell table:style-name="ce48" office:value-type="string" calcext:value-type="string">
            <text:p>Lure (0-3):</text:p>
          </table:table-cell>
          <table:table-cell table:style-name="ce83" office:value-type="float" office:value="3" calcext:value-type="float">
            <text:p>3</text:p>
          </table:table-cell>
          <table:table-cell/>
          <table:table-cell table:style-name="ce47" office:value-type="string" calcext:value-type="string">
            <text:p>Input cells:</text:p>
          </table:table-cell>
          <table:table-cell table:style-name="ce63" office:value-type="string" calcext:value-type="string">
            <text:p>Accent 3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7">
            <text:p>Sword</text:p>
          </table:table-cell>
          <table:table-cell table:style-name="ce1" office:value-type="string" calcext:value-type="string">
            <text:p>Sharpness</text:p>
          </table:table-cell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style-name="ce1" office:value-type="float" office:value="10" calcext:value-type="float">
            <text:p>10</text:p>
          </table:table-cell>
          <table:table-cell table:style-name="ce10" table:formula="of:=[.E14]/[.E$40]" office:value-type="percentage" office:value="0.0735294117647059" calcext:value-type="percentage">
            <text:p>7.35%</text:p>
          </table:table-cell>
          <table:table-cell table:formula="of:=[.$M$17]/[.F14]" office:value-type="float" office:value="89.4736842105263" calcext:value-type="float">
            <text:p>89.47</text:p>
          </table:table-cell>
          <table:table-cell table:style-name="ce35" table:formula="of:=[.G14]/60" office:value-type="float" office:value="1.49122807017544" calcext:value-type="float">
            <text:p>1.49</text:p>
          </table:table-cell>
          <table:table-cell/>
          <table:table-cell table:style-name="ce49" office:value-type="string" calcext:value-type="string">
            <text:p>Avg. time:</text:p>
          </table:table-cell>
          <table:table-cell table:style-name="ce85" table:formula="of:=(MAX(5-5*[.K13];0)+30-5*[.K13])/2*IF([.J10];0.8;1)*IF([.M10];1;2)" office:value-type="float" office:value="7.5" calcext:value-type="float">
            <text:p>7.5</text:p>
          </table:table-cell>
          <table:table-cell/>
          <table:table-cell table:style-name="ce49" office:value-type="string" calcext:value-type="string">
            <text:p>Output cells:</text:p>
          </table:table-cell>
          <table:table-cell table:style-name="ce64" office:value-type="string" calcext:value-type="string">
            <text:p>Neutral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Bane of Arthropods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formula="of:=[.E15]/[.E$40]" office:value-type="percentage" office:value="0.0367647058823529" calcext:value-type="percentage">
            <text:p>3.68%</text:p>
          </table:table-cell>
          <table:table-cell table:formula="of:=[.$M$17]/[.F15]" office:value-type="float" office:value="178.947368421053" calcext:value-type="float">
            <text:p>178.95</text:p>
          </table:table-cell>
          <table:table-cell table:formula="of:=[.G15]/60" office:value-type="float" office:value="2.98245614035088" calcext:value-type="float">
            <text:p>2.98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Smite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formula="of:=[.E16]/[.E$40]" office:value-type="percentage" office:value="0.0367647058823529" calcext:value-type="percentage">
            <text:p>3.68%</text:p>
          </table:table-cell>
          <table:table-cell table:formula="of:=[.$M$17]/[.F16]" office:value-type="float" office:value="178.947368421053" calcext:value-type="float">
            <text:p>178.95</text:p>
          </table:table-cell>
          <table:table-cell table:formula="of:=[.G16]/60" office:value-type="float" office:value="2.98245614035088" calcext:value-type="float">
            <text:p>2.98</text:p>
          </table:table-cell>
          <table:table-cell table:number-columns-repeated="2"/>
          <table:table-cell table:style-name="ce50" office:value-type="string" calcext:value-type="string">
            <text:p>%</text:p>
          </table:table-cell>
          <table:table-cell table:style-name="ce56" office:value-type="string" calcext:value-type="string">
            <text:p>Seconds</text:p>
          </table:table-cell>
          <table:table-cell table:style-name="ce56" office:value-type="string" calcext:value-type="string">
            <text:p>Minutes</text:p>
          </table:table-cell>
          <table:table-cell table:style-name="ce60" office:value-type="string" calcext:value-type="string">
            <text:p>Hours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weeping Edge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formula="of:=[.E17]/[.E$40]" office:value-type="percentage" office:value="0.0147058823529412" calcext:value-type="percentage">
            <text:p>1.47%</text:p>
          </table:table-cell>
          <table:table-cell table:formula="of:=[.$M$17]/[.F17]" office:value-type="float" office:value="447.368421052631" calcext:value-type="float">
            <text:p>447.37</text:p>
          </table:table-cell>
          <table:table-cell table:formula="of:=[.G17]/60" office:value-type="float" office:value="7.45614035087718" calcext:value-type="float">
            <text:p>7.46</text:p>
          </table:table-cell>
          <table:table-cell/>
          <table:table-cell table:style-name="ce45" office:value-type="string" calcext:value-type="string">
            <text:p>Average:</text:p>
          </table:table-cell>
          <table:table-cell table:style-name="ce55" table:formula="of:=INDEX([.K3:.N3];1;[.K$12]+1)" office:value-type="percentage" office:value="0.019" calcext:value-type="percentage">
            <text:p>1.90%</text:p>
          </table:table-cell>
          <table:table-cell table:style-name="ce34" table:formula="of:=[.$K$14]/[.K17]" office:value-type="float" office:value="394.736842105263" calcext:value-type="float">
            <text:p>394.74</text:p>
          </table:table-cell>
          <table:table-cell table:style-name="ce59" table:formula="of:=[.L17]/60" office:value-type="float" office:value="6.57894736842105" calcext:value-type="float">
            <text:p>6.58</text:p>
          </table:table-cell>
          <table:table-cell table:style-name="ce65" table:formula="of:=[.M17]/60" office:value-type="float" office:value="0.109649122807018" calcext:value-type="float">
            <text:p>0.1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Knockback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formula="of:=[.E18]/[.E$40]" office:value-type="percentage" office:value="0.0367647058823529" calcext:value-type="percentage">
            <text:p>3.68%</text:p>
          </table:table-cell>
          <table:table-cell table:formula="of:=[.$M$17]/[.F18]" office:value-type="float" office:value="178.947368421053" calcext:value-type="float">
            <text:p>178.95</text:p>
          </table:table-cell>
          <table:table-cell table:formula="of:=[.G18]/60" office:value-type="float" office:value="2.98245614035088" calcext:value-type="float">
            <text:p>2.98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Fire Aspect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formula="of:=[.E19]/[.E$40]" office:value-type="percentage" office:value="0.0147058823529412" calcext:value-type="percentage">
            <text:p>1.47%</text:p>
          </table:table-cell>
          <table:table-cell table:formula="of:=[.$M$17]/[.F19]" office:value-type="float" office:value="447.368421052631" calcext:value-type="float">
            <text:p>447.37</text:p>
          </table:table-cell>
          <table:table-cell table:formula="of:=[.G19]/60" office:value-type="float" office:value="7.45614035087718" calcext:value-type="float">
            <text:p>7.46</text:p>
          </table:table-cell>
          <table:table-cell/>
          <table:table-cell table:style-name="ce61" office:value-type="string" calcext:value-type="string" table:number-columns-spanned="5" table:number-rows-spanned="3">
            <text:p>AFK Fishing for enchanted books guide</text:p>
          </table:table-cell>
          <table:covered-table-cell table:number-columns-repeated="4"/>
          <table:table-cell/>
        </table:table-row>
        <table:table-row table:style-name="ro1">
          <table:covered-table-cell table:style-name="ce14"/>
          <table:table-cell table:style-name="ce4" office:value-type="string" calcext:value-type="string">
            <text:p>Looting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No</text:p>
          </table:table-cell>
          <table:table-cell table:style-name="ce4" office:value-type="float" office:value="2" calcext:value-type="float">
            <text:p>2</text:p>
          </table:table-cell>
          <table:table-cell table:style-name="ce12" table:formula="of:=[.E20]/[.E$40]" office:value-type="percentage" office:value="0.0147058823529412" calcext:value-type="percentage">
            <text:p>1.47%</text:p>
          </table:table-cell>
          <table:table-cell table:formula="of:=[.$M$17]/[.F20]" office:value-type="float" office:value="447.368421052631" calcext:value-type="float">
            <text:p>447.37</text:p>
          </table:table-cell>
          <table:table-cell table:style-name="ce38" table:formula="of:=[.G20]/60" office:value-type="float" office:value="7.45614035087718" calcext:value-type="float">
            <text:p>7.46</text:p>
          </table:table-cell>
          <table:table-cell/>
          <table:covered-table-cell table:number-columns-repeated="5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Tools</text:p>
          </table:table-cell>
          <table:table-cell table:style-name="ce1" office:value-type="string" calcext:value-type="string">
            <text:p>Efficiency</text:p>
          </table:table-cell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No</text:p>
          </table:table-cell>
          <table:table-cell table:style-name="ce1" office:value-type="float" office:value="10" calcext:value-type="float">
            <text:p>10</text:p>
          </table:table-cell>
          <table:table-cell table:style-name="ce10" table:formula="of:=[.E21]/[.E$40]" office:value-type="percentage" office:value="0.0735294117647059" calcext:value-type="percentage">
            <text:p>7.35%</text:p>
          </table:table-cell>
          <table:table-cell table:style-name="ce35" table:formula="of:=[.$M$17]/[.F21]" office:value-type="float" office:value="89.4736842105263" calcext:value-type="float">
            <text:p>89.47</text:p>
          </table:table-cell>
          <table:table-cell table:style-name="ce35" table:formula="of:=[.G21]/60" office:value-type="float" office:value="1.49122807017544" calcext:value-type="float">
            <text:p>1.49</text:p>
          </table:table-cell>
          <table:table-cell/>
          <table:covered-table-cell table:number-columns-repeated="5"/>
          <table:table-cell/>
        </table:table-row>
        <table:table-row table:style-name="ro1">
          <table:covered-table-cell/>
          <table:table-cell office:value-type="string" calcext:value-type="string">
            <text:p>Fortune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formula="of:=[.E22]/[.E$40]" office:value-type="percentage" office:value="0.0147058823529412" calcext:value-type="percentage">
            <text:p>1.47%</text:p>
          </table:table-cell>
          <table:table-cell table:formula="of:=[.$M$17]/[.F22]" office:value-type="float" office:value="447.368421052631" calcext:value-type="float">
            <text:p>447.37</text:p>
          </table:table-cell>
          <table:table-cell table:formula="of:=[.G22]/60" office:value-type="float" office:value="7.45614035087718" calcext:value-type="float">
            <text:p>7.46</text:p>
          </table:table-cell>
          <table:table-cell/>
          <table:table-cell table:style-name="ce33" office:value-type="string" calcext:value-type="string" table:number-columns-spanned="2" table:number-rows-spanned="1">
            <text:p>Fishing autoclicker:</text:p>
          </table:table-cell>
          <table:covered-table-cell table:style-name="ce39"/>
          <table:table-cell table:style-name="ce87" table:formula="of:=HYPERLINK(&quot;https://github.com/Scripter17/Minecraft-Hotkeys&quot;; &quot;Scripter17/Minecraft-Hotkeys&quot;)" office:value-type="string" office:string-value="Scripter17/Minecraft-Hotkeys" calcext:value-type="string" table:number-columns-spanned="3" table:number-rows-spanned="1">
            <text:p>Scripter17/Minecraft-Hotkeys</text:p>
          </table:table-cell>
          <table:covered-table-cell table:number-columns-repeated="2" table:style-name="ce76"/>
          <table:table-cell/>
        </table:table-row>
        <table:table-row table:style-name="ro1">
          <table:covered-table-cell table:style-name="ce14"/>
          <table:table-cell table:style-name="ce4" office:value-type="string" calcext:value-type="string">
            <text:p>Silk Touch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No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formula="of:=[.E23]/[.E$40]" office:value-type="percentage" office:value="0.00735294117647059" calcext:value-type="percentage">
            <text:p>0.74%</text:p>
          </table:table-cell>
          <table:table-cell table:style-name="ce38" table:formula="of:=[.$M$17]/[.F23]" office:value-type="float" office:value="894.736842105263" calcext:value-type="float">
            <text:p>894.74</text:p>
          </table:table-cell>
          <table:table-cell table:style-name="ce38" table:formula="of:=[.G23]/60" office:value-type="float" office:value="14.9122807017544" calcext:value-type="float">
            <text:p>14.91</text:p>
          </table:table-cell>
          <table:table-cell/>
          <table:table-cell table:style-name="ce33" office:value-type="string" calcext:value-type="string" table:number-columns-spanned="2" table:number-rows-spanned="1">
            <text:p>Classic loot:</text:p>
          </table:table-cell>
          <table:covered-table-cell table:style-name="ce39"/>
          <table:table-cell table:style-name="ce87" table:formula="of:=HYPERLINK(&quot;https://youtu.be/3sm5eq4W9TY&quot;; &quot;youtu.be/3sm5eq4W9TY&quot;)" office:value-type="string" office:string-value="youtu.be/3sm5eq4W9TY" calcext:value-type="string" table:number-columns-spanned="3" table:number-rows-spanned="1">
            <text:p>youtu.be/3sm5eq4W9TY</text:p>
          </table:table-cell>
          <table:covered-table-cell table:number-columns-repeated="2" table:style-name="ce76"/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Bow</text:p>
          </table:table-cell>
          <table:table-cell table:style-name="ce1" office:value-type="string" calcext:value-type="string">
            <text:p>Infinity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10" table:formula="of:=[.E24]/[.E$40]" office:value-type="percentage" office:value="0.00735294117647059" calcext:value-type="percentage">
            <text:p>0.74%</text:p>
          </table:table-cell>
          <table:table-cell table:style-name="ce35" table:formula="of:=[.$M$17]/[.F24]" office:value-type="float" office:value="894.736842105263" calcext:value-type="float">
            <text:p>894.74</text:p>
          </table:table-cell>
          <table:table-cell table:style-name="ce35" table:formula="of:=[.G24]/60" office:value-type="float" office:value="14.9122807017544" calcext:value-type="float">
            <text:p>14.91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Flame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formula="of:=[.E25]/[.E$40]" office:value-type="percentage" office:value="0.0147058823529412" calcext:value-type="percentage">
            <text:p>1.47%</text:p>
          </table:table-cell>
          <table:table-cell table:formula="of:=[.$M$17]/[.F25]" office:value-type="float" office:value="447.368421052631" calcext:value-type="float">
            <text:p>447.37</text:p>
          </table:table-cell>
          <table:table-cell table:formula="of:=[.G25]/60" office:value-type="float" office:value="7.45614035087718" calcext:value-type="float">
            <text:p>7.46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Power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formula="of:=[.E26]/[.E$40]" office:value-type="percentage" office:value="0.0735294117647059" calcext:value-type="percentage">
            <text:p>7.35%</text:p>
          </table:table-cell>
          <table:table-cell table:formula="of:=[.$M$17]/[.F26]" office:value-type="float" office:value="89.4736842105263" calcext:value-type="float">
            <text:p>89.47</text:p>
          </table:table-cell>
          <table:table-cell table:formula="of:=[.G26]/60" office:value-type="float" office:value="1.49122807017544" calcext:value-type="float">
            <text:p>1.49</text:p>
          </table:table-cell>
          <table:table-cell table:number-columns-repeated="7"/>
        </table:table-row>
        <table:table-row table:style-name="ro1">
          <table:covered-table-cell table:style-name="ce14"/>
          <table:table-cell table:style-name="ce4" office:value-type="string" calcext:value-type="string">
            <text:p>Punch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No</text:p>
          </table:table-cell>
          <table:table-cell table:style-name="ce4" office:value-type="float" office:value="2" calcext:value-type="float">
            <text:p>2</text:p>
          </table:table-cell>
          <table:table-cell table:style-name="ce12" table:formula="of:=[.E27]/[.E$40]" office:value-type="percentage" office:value="0.0147058823529412" calcext:value-type="percentage">
            <text:p>1.47%</text:p>
          </table:table-cell>
          <table:table-cell table:style-name="ce38" table:formula="of:=[.$M$17]/[.F27]" office:value-type="float" office:value="447.368421052631" calcext:value-type="float">
            <text:p>447.37</text:p>
          </table:table-cell>
          <table:table-cell table:style-name="ce38" table:formula="of:=[.G27]/60" office:value-type="float" office:value="7.45614035087718" calcext:value-type="float">
            <text:p>7.4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2">
            <text:p>Fishing rod</text:p>
          </table:table-cell>
          <table:table-cell table:style-name="ce1" office:value-type="string" calcext:value-type="string">
            <text:p>Luck of the Sea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0" table:formula="of:=[.E28]/[.E$40]" office:value-type="percentage" office:value="0.0147058823529412" calcext:value-type="percentage">
            <text:p>1.47%</text:p>
          </table:table-cell>
          <table:table-cell table:formula="of:=[.$M$17]/[.F28]" office:value-type="float" office:value="447.368421052631" calcext:value-type="float">
            <text:p>447.37</text:p>
          </table:table-cell>
          <table:table-cell table:style-name="ce35" table:formula="of:=[.G28]/60" office:value-type="float" office:value="7.45614035087718" calcext:value-type="float">
            <text:p>7.46</text:p>
          </table:table-cell>
          <table:table-cell table:number-columns-repeated="7"/>
        </table:table-row>
        <table:table-row table:style-name="ro1">
          <table:covered-table-cell table:style-name="ce14"/>
          <table:table-cell table:style-name="ce4" office:value-type="string" calcext:value-type="string">
            <text:p>Lure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No</text:p>
          </table:table-cell>
          <table:table-cell table:style-name="ce4" office:value-type="float" office:value="2" calcext:value-type="float">
            <text:p>2</text:p>
          </table:table-cell>
          <table:table-cell table:style-name="ce12" table:formula="of:=[.E29]/[.E$40]" office:value-type="percentage" office:value="0.0147058823529412" calcext:value-type="percentage">
            <text:p>1.47%</text:p>
          </table:table-cell>
          <table:table-cell table:formula="of:=[.$M$17]/[.F29]" office:value-type="float" office:value="447.368421052631" calcext:value-type="float">
            <text:p>447.37</text:p>
          </table:table-cell>
          <table:table-cell table:style-name="ce38" table:formula="of:=[.G29]/60" office:value-type="float" office:value="7.45614035087718" calcext:value-type="float">
            <text:p>7.4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4">
            <text:p>Trident</text:p>
          </table:table-cell>
          <table:table-cell table:style-name="ce1" office:value-type="string" calcext:value-type="string">
            <text:p>Riptide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1" office:value-type="float" office:value="2" calcext:value-type="float">
            <text:p>2</text:p>
          </table:table-cell>
          <table:table-cell table:style-name="ce10" table:formula="of:=[.E30]/[.E$40]" office:value-type="percentage" office:value="0.0147058823529412" calcext:value-type="percentage">
            <text:p>1.47%</text:p>
          </table:table-cell>
          <table:table-cell table:style-name="ce35" table:formula="of:=[.$M$17]/[.F30]" office:value-type="float" office:value="447.368421052631" calcext:value-type="float">
            <text:p>447.37</text:p>
          </table:table-cell>
          <table:table-cell table:style-name="ce35" table:formula="of:=[.G30]/60" office:value-type="float" office:value="7.45614035087718" calcext:value-type="float">
            <text:p>7.46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Channeling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formula="of:=[.E31]/[.E$40]" office:value-type="percentage" office:value="0.00735294117647059" calcext:value-type="percentage">
            <text:p>0.74%</text:p>
          </table:table-cell>
          <table:table-cell table:formula="of:=[.$M$17]/[.F31]" office:value-type="float" office:value="894.736842105263" calcext:value-type="float">
            <text:p>894.74</text:p>
          </table:table-cell>
          <table:table-cell table:formula="of:=[.G31]/60" office:value-type="float" office:value="14.9122807017544" calcext:value-type="float">
            <text:p>14.91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Impaling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formula="of:=[.E32]/[.E$40]" office:value-type="percentage" office:value="0.0147058823529412" calcext:value-type="percentage">
            <text:p>1.47%</text:p>
          </table:table-cell>
          <table:table-cell table:formula="of:=[.$M$17]/[.F32]" office:value-type="float" office:value="447.368421052631" calcext:value-type="float">
            <text:p>447.37</text:p>
          </table:table-cell>
          <table:table-cell table:formula="of:=[.G32]/60" office:value-type="float" office:value="7.45614035087718" calcext:value-type="float">
            <text:p>7.46</text:p>
          </table:table-cell>
          <table:table-cell table:number-columns-repeated="7"/>
        </table:table-row>
        <table:table-row table:style-name="ro1">
          <table:covered-table-cell table:style-name="ce14"/>
          <table:table-cell table:style-name="ce4" office:value-type="string" calcext:value-type="string">
            <text:p>Loyalty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No</text:p>
          </table:table-cell>
          <table:table-cell table:style-name="ce4" office:value-type="float" office:value="5" calcext:value-type="float">
            <text:p>5</text:p>
          </table:table-cell>
          <table:table-cell table:style-name="ce12" table:formula="of:=[.E33]/[.E$40]" office:value-type="percentage" office:value="0.0367647058823529" calcext:value-type="percentage">
            <text:p>3.68%</text:p>
          </table:table-cell>
          <table:table-cell table:style-name="ce38" table:formula="of:=[.$M$17]/[.F33]" office:value-type="float" office:value="178.947368421053" calcext:value-type="float">
            <text:p>178.95</text:p>
          </table:table-cell>
          <table:table-cell table:style-name="ce38" table:formula="of:=[.G33]/60" office:value-type="float" office:value="2.98245614035088" calcext:value-type="float">
            <text:p>2.98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 table:number-columns-spanned="1" table:number-rows-spanned="3">
            <text:p>Crossbow</text:p>
          </table:table-cell>
          <table:table-cell table:style-name="ce1" office:value-type="string" calcext:value-type="string">
            <text:p>Quick Charge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1" office:value-type="float" office:value="5" calcext:value-type="float">
            <text:p>5</text:p>
          </table:table-cell>
          <table:table-cell table:style-name="ce10" table:formula="of:=[.E34]/[.E$40]" office:value-type="percentage" office:value="0.0367647058823529" calcext:value-type="percentage">
            <text:p>3.68%</text:p>
          </table:table-cell>
          <table:table-cell table:formula="of:=[.$M$17]/[.F34]" office:value-type="float" office:value="178.947368421053" calcext:value-type="float">
            <text:p>178.95</text:p>
          </table:table-cell>
          <table:table-cell table:style-name="ce35" table:formula="of:=[.G34]/60" office:value-type="float" office:value="2.98245614035088" calcext:value-type="float">
            <text:p>2.98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Multi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formula="of:=[.E35]/[.E$40]" office:value-type="percentage" office:value="0.0147058823529412" calcext:value-type="percentage">
            <text:p>1.47%</text:p>
          </table:table-cell>
          <table:table-cell table:formula="of:=[.$M$17]/[.F35]" office:value-type="float" office:value="447.368421052631" calcext:value-type="float">
            <text:p>447.37</text:p>
          </table:table-cell>
          <table:table-cell table:formula="of:=[.G35]/60" office:value-type="float" office:value="7.45614035087718" calcext:value-type="float">
            <text:p>7.46</text:p>
          </table:table-cell>
          <table:table-cell table:number-columns-repeated="7"/>
        </table:table-row>
        <table:table-row table:style-name="ro1">
          <table:covered-table-cell table:style-name="ce14"/>
          <table:table-cell table:style-name="ce4" office:value-type="string" calcext:value-type="string">
            <text:p>Piercing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No</text:p>
          </table:table-cell>
          <table:table-cell table:style-name="ce4" office:value-type="float" office:value="10" calcext:value-type="float">
            <text:p>10</text:p>
          </table:table-cell>
          <table:table-cell table:style-name="ce12" table:formula="of:=[.E36]/[.E$40]" office:value-type="percentage" office:value="0.0735294117647059" calcext:value-type="percentage">
            <text:p>7.35%</text:p>
          </table:table-cell>
          <table:table-cell table:formula="of:=[.$M$17]/[.F36]" office:value-type="float" office:value="89.4736842105263" calcext:value-type="float">
            <text:p>89.47</text:p>
          </table:table-cell>
          <table:table-cell table:style-name="ce38" table:formula="of:=[.G36]/60" office:value-type="float" office:value="1.49122807017544" calcext:value-type="float">
            <text:p>1.4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3">
            <text:p>All</text:p>
          </table:table-cell>
          <table:table-cell table:style-name="ce1" office:value-type="string" calcext:value-type="string">
            <text:p>Unbreaking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1" office:value-type="float" office:value="5" calcext:value-type="float">
            <text:p>5</text:p>
          </table:table-cell>
          <table:table-cell table:style-name="ce10" table:formula="of:=[.E37]/[.E$40]" office:value-type="percentage" office:value="0.0367647058823529" calcext:value-type="percentage">
            <text:p>3.68%</text:p>
          </table:table-cell>
          <table:table-cell table:style-name="ce35" table:formula="of:=[.$M$17]/[.F37]" office:value-type="float" office:value="178.947368421053" calcext:value-type="float">
            <text:p>178.95</text:p>
          </table:table-cell>
          <table:table-cell table:style-name="ce35" table:formula="of:=[.G37]/60" office:value-type="float" office:value="2.98245614035088" calcext:value-type="float">
            <text:p>2.98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Mending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formula="of:=[.E38]/[.E$40]" office:value-type="percentage" office:value="0.0147058823529412" calcext:value-type="percentage">
            <text:p>1.47%</text:p>
          </table:table-cell>
          <table:table-cell table:formula="of:=[.$M$17]/[.F38]" office:value-type="float" office:value="447.368421052631" calcext:value-type="float">
            <text:p>447.37</text:p>
          </table:table-cell>
          <table:table-cell table:formula="of:=[.G38]/60" office:value-type="float" office:value="7.45614035087718" calcext:value-type="float">
            <text:p>7.46</text:p>
          </table:table-cell>
          <table:table-cell table:number-columns-repeated="7"/>
        </table:table-row>
        <table:table-row table:style-name="ro1">
          <table:covered-table-cell table:style-name="ce14"/>
          <table:table-cell table:style-name="ce4" office:value-type="string" calcext:value-type="string">
            <text:p>Curse of Vanishing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Yes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formula="of:=[.E39]/[.E$40]" office:value-type="percentage" office:value="0.00735294117647059" calcext:value-type="percentage">
            <text:p>0.74%</text:p>
          </table:table-cell>
          <table:table-cell table:style-name="ce38" table:formula="of:=[.$M$17]/[.F39]" office:value-type="float" office:value="894.736842105263" calcext:value-type="float">
            <text:p>894.74</text:p>
          </table:table-cell>
          <table:table-cell table:style-name="ce38" table:formula="of:=[.G39]/60" office:value-type="float" office:value="14.9122807017544" calcext:value-type="float">
            <text:p>14.91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style-name="ce9" table:formula="of:=SUM([.E2:.E39])" office:value-type="float" office:value="136" calcext:value-type="float">
            <text:p>136</text:p>
          </table:table-cell>
          <table:table-cell table:style-name="Default" table:number-columns-repeated="3"/>
          <table:table-cell table:number-columns-repeated="7"/>
        </table:table-row>
        <calcext:conditional-formats>
          <calcext:conditional-format calcext:target-range-address="Sheet1.D2:Sheet1.D39">
            <calcext:condition calcext:apply-style-name="Bad" calcext:value="=&quot;No&quot;" calcext:base-cell-address="Sheet1.D2"/>
            <calcext:condition calcext:apply-style-name="Good" calcext:value="=&quot;Yes&quot;" calcext:base-cell-address="Sheet1.D2"/>
          </calcext:conditional-format>
          <calcext:conditional-format calcext:target-range-address="Sheet1.K12:Sheet1.K13">
            <calcext:condition calcext:apply-style-name="Warning" calcext:value="not-between(0,3)" calcext:base-cell-address="Sheet1.K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>
      <style:table-cell-properties style:diagonal-bl-tr="none" style:diagonal-tl-br="none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 style:diagonal-bl-tr="none" style:diagonal-tl-br="none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 style:diagonal-bl-tr="none" style:diagonal-tl-br="none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able-cell-properties style:diagonal-bl-tr="none" style:diagonal-tl-br="none"/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 style:diagonal-bl-tr="none" style:diagonal-tl-br="none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00-00-00</text:date>, <text:time style:data-style-name="N2" text:time-value="13:02:26.3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6-01T13:03:33.985000000</dc:date>
    <meta:editing-duration>PT9H27M10S</meta:editing-duration>
    <meta:editing-cycles>28</meta:editing-cycles>
    <meta:document-statistic meta:table-count="1" meta:cell-count="340" meta:object-count="2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9e00e2000400d40017007d004500aa00b8007500e500e300a30039007f00e1">
    <SignedInfo>
      <CanonicalizationMethod Algorithm="http://www.w3.org/TR/2001/REC-xml-c14n-20010315"/>
      <SignatureMethod Algorithm="http://www.w3.org/2001/04/xmldsig-more#rsa-sha512"/>
      <Reference URI="mimetype">
        <DigestMethod Algorithm="http://www.w3.org/2001/04/xmlenc#sha512"/>
        <DigestValue>hhyN1uwwUWzhO2pRt1XgBHr+I25gYT7yvGWp6k4QW/oYyACi/SsV7ONaJ/3w+buX
armPkgHHUo25yl0bn87NGg==</DigestValue>
      </Reference>
      <Reference URI="manifest.rdf">
        <DigestMethod Algorithm="http://www.w3.org/2001/04/xmlenc#sha512"/>
        <DigestValue>6iP77BBEQ4K42qdmBZzh+p1tjUaik95dYnaKfZjNJxZbSuLNMU/g8YhI5BigEk+C
KyA8FgiOvLpZfnw5zW/q8A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JSRHtJ+9wlgGFbJDnQDlQz6gs94rAhQf9N3jsrWUQK6LWFSrE0EKUaYqbNQbYHUX
2tfyB4Kuc73YNLOeQxl0uQ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A5qjvOTq3zJnI0rtfkbUOanENmVZVBtTctOtI/uvI4rPcw6MaA/69ANly3SYIiJN
SxooWdrLi74lSv0AM37cXA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11IwOJ7+XBZ/mLd1Ya4jnKSh1hL5iclTNaMFQ2AmlXfvrNii/u+/78wqCrNOfj4t
jKt1HpLzu1CW+qkmtFUquA==</DigestValue>
      </Reference>
      <Reference URI="Thumbnails/thumbnail.png">
        <DigestMethod Algorithm="http://www.w3.org/2001/04/xmlenc#sha512"/>
        <DigestValue>hp0Ql5runT5UU8AaV5LPeXGDdNl/4aKBdV6DtzzsSu3zqRw6jO/sr5aUv5mO+fzd
/8XkhZ0UNY0S1qjUhBBZ4g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vfhmoV0CIy6hqP4vLWPifntdBnIXq/bMjb91/TrNfXiRjOVx2/01Q1YqF7qv+l1m
CpNoUMR/38HhOAdJSbldpA==</DigestValue>
      </Reference>
      <Reference URI="META-INF/manifest.xml">
        <Transforms>
          <Transform Algorithm="http://www.w3.org/TR/2001/REC-xml-c14n-20010315"/>
        </Transforms>
        <DigestMethod Algorithm="http://www.w3.org/2001/04/xmlenc#sha512"/>
        <DigestValue>lmB7CDjz9clvjPfJ6LmUJbEQciY53UGOBAS5ZwStWwE9q72kpQ9vB+wm6GS+s7Z3
jdvPIvmol832hGWutTx4gw==</DigestValue>
      </Reference>
      <Reference URI="#ID_00c800eb0040007400c9005b004600720080001600bf0075002d00c8002300c4">
        <DigestMethod Algorithm="http://www.w3.org/2001/04/xmlenc#sha512"/>
        <DigestValue>cUy+iFGM+mNAvcfXm13huahQkqRhwq9FfD831ieO+9W1gzh/OvNlAfsUeyoH+rCN
bsP36U7PH3Xa6Geluf+BLQ==</DigestValue>
      </Reference>
      <Reference URI="#idSignedProperties" Type="http://uri.etsi.org/01903#SignedProperties">
        <DigestMethod Algorithm="http://www.w3.org/2001/04/xmlenc#sha512"/>
        <DigestValue>sViJQC4lU6LpKws7GWNscwI1moVTjP7Ui2WHp1F5AP+Ru6DZvaeThbUyusNOZ52Z
KNuNrGl4zzMUI/aLWXKepA==</DigestValue>
      </Reference>
    </SignedInfo>
    <SignatureValue>iQEzBAABCAAdFiEEo/9clN6SBYJFTeLElCQiCPNQFN4FAmC2aH0ACgkQlCQiCPNQFN5h4wf+McOqQJT
TKDILr4l9DP+1JKMH0iavcH6QXGIsjIKVY9kub5K67YmabagJg5cY5Nz1dQjybqIK4gVvvT4jOod5Wj
Z1uYj/HVJl3w+EQlFyhwG+jhsxlDEOG18TyZrPQyXmRFFo9418JnP1ZxdNLGVmIL+Ls9KgfhJDpb0tv
AGsMK3UmlefGm8SSudxSaUKKdCY/DH/fuqtHRbIeaICVig0Ov1GdMq+dZuId3JHbpyLLrc5zvAkg4Sp
QrM2k8k8r+o3oxuoEEwnG8SMN8fPlvVFlGg8rEXZZ2jZafptllTJxNYvCe779n55/kYEF6ErbRBNxFi
esdlDfalg8xC0Fu/2HA==</SignatureValue>
    <KeyInfo>
      <PGPData xmlns:loext="urn:org:documentfoundation:names:experimental:office:xmlns:loext:1.0">
        <PGPKeyID>QTNGRjVDOTRERTkyMDU4MjQ1NERFMkM0OTQyNDIyMDhGMzUwMTRERQA=</PGPKeyID>
        <PGPKeyPacket>mQENBF8I7BABCADViR+LGrspBcrl1+ntoPHw6d00hx2yS/02vGgBsEMRGVEjaZQd4Wp+T4454au2mPeAl3o1VVKrKShmX5JMbPbPnXg4lGLDmBYNF/SNWE7mKf438d8x4Y0dQQcbnWnSw9k+Jlvqsc9VKTUs2WazwvB+wOx93XIP9qibojvkKFN4MdSMIoGTBRktEiSPKbslRS5RIIH5TMRui85AA2x1EoEKXCW4tKhmkc4BDpa9olIkWBsq1dp8fVAo4Y8CigSx01l139hZIax2ubAQdzzGOatRlAQ2Ki/vMzuH3QzGj894nj1BEHtCRxTvWlHrDtZt9siOiy2D7ZNM30vtthWpJEexABEBAAG0K0phbWVzQ1dpc2UgPGphbWVzY2hyaXN0b3BoZXJ3aXNlQGdtYWlsLmNvbT6JAU4EEwEIADgCGwMFCwkIBwIGFQoJCAsCBBYCAwECHgECF4AWIQSj/1yU3pIFgkVN4sSUJCII81AU3gUCXwok4AAKCRCUJCII81AU3tb7B/4sBNm88EKhYNdvSa1U2DSg4Jj/5qHE094sYKr65ZRlnkF5OMhBM/jGsZDFSMdhocZxCm5ewyy5O5DwpehCu4ePBdVPYug1ge650g+IPVUBTvHHzrUbV6E+9yMoOeTobbVDjUvQWzceO3WJk60g929xm2bbSFdD0bbaXUUu5kfOMHHQSF1QGxY9np9UsltP2tZiOAakCkWWzlvMpNMOUe8LU7WLegUFZASLaJUPttn2tK9d0URl/exuyTUiOjvCZltxObSnSGcjohUPyc1vyY65nBmaobqLW0vPd4evVBg/HzHU1pxk0nm1eEO8vS/RdnlizDqmbu9nB0Su7XFlf0b3uQENBF8I7BABCADChnkyAYpMsR0EAUt96LXbfGLxpTIFY+a9GRaEbz1NfqCr08q18UqUPEXl3AO/AdU8plKQqQdwofpCPuLIUwn3fa3QABpfR4omod3iOdCISd3etfENn67fBa5sOUaQvVLaEXy2c4eGVfig11RekehriYIE2iAbI3gNT+jafeOlqTeFLXIE4A9gb/YV4O9NYOuVAm3DtQGShOImQwoBk1qXfz8wq8sFWi2ISON91xITOPA7Rx6ZRNZzZ11aA2gEixBIP7Uh5TQCsQJMaFOQi9e7P77lI92rOcHDzhRAV4FfEkk7kR7UXTlr5t5NcXaont95z53QbmrfzMYL2yfKSkw5ABEBAAGJATwEGAEIACYWIQSj/1yU3pIFgkVN4sSUJCII81AU3gUCXwjsEAIbDAUJA8ILcAAKCRCUJCII81AU3oi0B/9bQosBRYmT5sSXZ2wfngqGQMkX7EY3/7VVEncjeK6Xd6usx9OhQAnHBDWn25+oxBgnkneuibsHk0KreEB4mpK2Bnk/nFRjlUY96qS9LmBVohPNbqLH9qWZRERQsmtcH4p4oigIHXXBBkw1oG2ODaQB5GyAOY/GXxGKgrYxzBwVjHWiExGCYBI2bgl7Fxgp7L2W5f6P6YC0Lg6txqsgLG4dK+yNmwZyajTs2Ln+sfEktpkk9VQLKviappTHX9ZYWQIbn8+Q4B6dqTSsJshF8y9v8KLEa2uMNQlLuOYa9qctoQ51sGKe+4/owGQyod0IanEXVrowYhA0L9XISxJYxbPf</PGPKeyPacket>
        <loext:PGPOwner>JamesCWise &lt;jameschristopherwise@gmail.com&gt;</loext:PGPOwner>
      </PGPData>
    </KeyInfo>
    <Object>
      <SignatureProperties>
        <SignatureProperty Id="ID_00c800eb0040007400c9005b004600720080001600bf0075002d00c8002300c4" Target="#ID_009e00e2000400d40017007d004500aa00b8007500e500e300a30039007f00e1">
          <dc:date xmlns:dc="http://purl.org/dc/elements/1.1/">2021-06-01T13:03:57.338000000</dc:date>
        </SignatureProperty>
      </SignatureProperties>
    </Object>
    <Object xmlns:xd="http://uri.etsi.org/01903/v1.3.2#">
      <xd:QualifyingProperties Target="#ID_009e00e2000400d40017007d004500aa00b8007500e500e300a30039007f00e1">
        <xd:SignedProperties Id="idSignedProperties">
          <xd:SignedSignatureProperties>
            <xd:SigningTime>2021-06-01T13:03:57.338000000</xd:SigningTime>
            <xd:SigningCertificate>
              <xd:Cert>
                <xd:CertDigest>
                  <DigestMethod Algorithm="http://www.w3.org/2001/04/xmlenc#sha256"/>
                  <DigestValue>QTNGRjVDOTRERTkyMDU4MjQ1NERFMkM0OTQyNDIyMDhGMzUwMTRERQ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/>
          </xd:UnsignedSignatureProperties>
        </xd:UnsignedProperties>
      </xd:QualifyingProperties>
    </Object>
  </Signature>
</document-signatures>
</file>